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e3d49" style:font-name="Open Sans" fo:font-size="15pt" fo:letter-spacing="normal" fo:font-style="normal" fo:font-weight="normal"/>
    </style:style>
    <style:style style:name="P2" style:family="paragraph" style:parent-style-name="Standard">
      <style:text-properties officeooo:rsid="0001e716" officeooo:paragraph-rsid="0001e716"/>
    </style:style>
    <style:style style:name="P3" style:family="paragraph" style:parent-style-name="Standard">
      <style:text-properties officeooo:rsid="0003184e" officeooo:paragraph-rsid="0003184e"/>
    </style:style>
    <style:style style:name="P4" style:family="paragraph" style:parent-style-name="Standard">
      <style:text-properties officeooo:rsid="00032428" officeooo:paragraph-rsid="00032428"/>
    </style:style>
    <style:style style:name="P5" style:family="paragraph" style:parent-style-name="Standard">
      <style:text-properties officeooo:rsid="00045a1b" officeooo:paragraph-rsid="00045a1b"/>
    </style:style>
    <style:style style:name="P6" style:family="paragraph" style:parent-style-name="Standard">
      <style:text-properties officeooo:rsid="00052135" officeooo:paragraph-rsid="00052135"/>
    </style:style>
    <style:style style:name="P7" style:family="paragraph" style:parent-style-name="Standard">
      <style:text-properties officeooo:rsid="00083b31" officeooo:paragraph-rsid="00083b31"/>
    </style:style>
    <style:style style:name="P8" style:family="paragraph" style:parent-style-name="Standard">
      <style:text-properties officeooo:rsid="0008b284" officeooo:paragraph-rsid="0008b284"/>
    </style:style>
    <style:style style:name="P9" style:family="paragraph" style:parent-style-name="Standard">
      <style:text-properties officeooo:rsid="000a295f" officeooo:paragraph-rsid="000a295f"/>
    </style:style>
    <style:style style:name="P10" style:family="paragraph" style:parent-style-name="Heading_20_3">
      <style:text-properties officeooo:rsid="000a295f" officeooo:paragraph-rsid="000a295f"/>
    </style:style>
    <style:style style:name="P11" style:family="paragraph" style:parent-style-name="Preformatted_20_Text">
      <style:text-properties officeooo:rsid="000a295f" officeooo:paragraph-rsid="000a295f"/>
    </style:style>
    <style:style style:name="P12" style:family="paragraph" style:parent-style-name="Preformatted_20_Text">
      <style:text-properties officeooo:rsid="000f2d34" officeooo:paragraph-rsid="000f2d34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Standard">
      <style:text-properties officeooo:rsid="000a295f" officeooo:paragraph-rsid="000a295f"/>
    </style:style>
    <style:style style:name="P15" style:family="paragraph" style:parent-style-name="Standard">
      <style:text-properties officeooo:rsid="000f2d34" officeooo:paragraph-rsid="000f2d34"/>
    </style:style>
    <style:style style:name="P16" style:family="paragraph" style:parent-style-name="Standard">
      <style:text-properties officeooo:rsid="001112ed" officeooo:paragraph-rsid="001112ed"/>
    </style:style>
    <style:style style:name="P17" style:family="paragraph" style:parent-style-name="Standard">
      <style:text-properties officeooo:rsid="0011ab99" officeooo:paragraph-rsid="0011ab99"/>
    </style:style>
    <style:style style:name="P18" style:family="paragraph" style:parent-style-name="Text_20_body" style:list-style-name="L2"/>
    <style:style style:name="P19" style:family="paragraph" style:parent-style-name="Text_20_body" style:list-style-name="L1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f2b3d" style:font-name="monospace" fo:font-size="12pt" fo:letter-spacing="normal" fo:font-style="normal" fo:font-weight="normal" fo:background-color="#f7f7f8" loext:char-shading-value="0" loext:padding="0.0193in" loext:border="0.06pt solid #b4b9bd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normal" officeooo:rsid="00056fea"/>
    </style:style>
    <style:style style:name="T4" style:family="text">
      <style:text-properties officeooo:rsid="00032428"/>
    </style:style>
    <style:style style:name="T5" style:family="text">
      <style:text-properties officeooo:rsid="000645a5"/>
    </style:style>
    <style:style style:name="T6" style:family="text">
      <style:text-properties officeooo:rsid="0006b5e1"/>
    </style:style>
    <style:style style:name="T7" style:family="text">
      <style:text-properties officeooo:rsid="000b88bb"/>
    </style:style>
    <style:style style:name="T8" style:family="text">
      <style:text-properties officeooo:rsid="000c4ef8"/>
    </style:style>
    <style:style style:name="T9" style:family="text">
      <style:text-properties officeooo:rsid="000dc610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none" style:text-line-through-type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basic-commands-"/>Basic Commands:</text:h>
      <text:list xml:id="list3553025160" text:style-name="L1">
        <text:list-item>
          <text:p text:style-name="P19"><text:span text:style-name="Source_20_Text"><text:span text:style-name="T1">docker build .</text:span></text:span><text:span text:style-name="T2"> will run the Dockerfile to create an image</text:span></text:p>
        </text:list-item>
        <text:list-item>
          <text:p text:style-name="P19"><text:span text:style-name="Source_20_Text"><text:span text:style-name="T1">docker images</text:span></text:span><text:span text:style-name="T2"> will print all the available images</text:span></text:p>
        </text:list-item>
        <text:list-item>
          <text:p text:style-name="P19"><text:span text:style-name="Source_20_Text"><text:span text:style-name="T1">docker run {IMAGE_ID}</text:span></text:span><text:span text:style-name="T2"> will run a container with the image </text:span><text:span text:style-name="T3">(putting -d tag before image-id let container run in a background)</text:span></text:p>
        </text:list-item>
        <text:list-item>
          <text:p text:style-name="P19"><text:span text:style-name="Source_20_Text"><text:span text:style-name="T1">docker ps</text:span></text:span><text:span text:style-name="T2"> will print all the running containers</text:span></text:p>
        </text:list-item>
        <text:list-item>
          <text:p text:style-name="P19"><text:span text:style-name="Source_20_Text"><text:span text:style-name="T1">docker kill {CONTAINER_ID}</text:span></text:span><text:span text:style-name="T2"> will terminate the container</text:span></text:p>
        </text:list-item>
      </text:list>
      <text:p text:style-name="P2">docker build -t app-name .</text:p>
      <text:p text:style-name="P3"><text:span text:style-name="T4">d</text:span>ocker inspect container-id</text:p>
      <text:p text:style-name="P4">docker logs container-id</text:p>
      <text:p text:style-name="P5">Attaching to a container:</text:p>
      <text:p text:style-name="P5"><text:tab/>docker exec -<text:span text:style-name="T5">it containerid</text:span> sh <text:span text:style-name="T5">(open container terminal for you)</text:span></text:p>
      <text:p text:style-name="P5"><text:tab/><text:span text:style-name="T5">pwd (to check the directory we are in)</text:span></text:p>
      <text:p text:style-name="P5"><text:tab/><text:span text:style-name="T5">ps aux (to list the process running in the container)</text:span></text:p>
      <text:p text:style-name="P5"><text:tab/><text:span text:style-name="T6">exit (to go back in local enviroment)</text:span></text:p>
      <text:p text:style-name="P5"><text:tab/></text:p>
      <text:p text:style-name="P6">docker pull image-name</text:p>
      <text:p text:style-name="P7">docker login –username=mrlongbard</text:p>
      <text:p text:style-name="P7"/>
      <text:p text:style-name="P8">Push on dockerHub:</text:p>
      <text:p text:style-name="P8"><text:tab/>docker build</text:p>
      <text:p text:style-name="P8"><text:tab/>docker tag image-name username/repositoryname</text:p>
      <text:p text:style-name="P8"><text:tab/>docker login –username=mrlongbard</text:p>
      <text:p text:style-name="P8"><text:tab/>docker push username/repositoryname</text:p>
      <text:p text:style-name="P8"/>
      <text:p text:style-name="P9"><text:tab/><text:tab/><text:tab/>Automating the Application</text:p>
      <text:p text:style-name="P9">commit→ build→ test→ deploy</text:p>
      <text:p text:style-name="P9">/////////////////////.<text:span text:style-name="T7">travis.yml////////////////</text:span></text:p>
      <text:p text:style-name="P11"><text:span text:style-name="Source_20_Text">language: node_js</text:span></text:p>
      <text:p text:style-name="Preformatted_20_Text"><text:span text:style-name="Source_20_Text">node_js:</text:span></text:p>
      <text:p text:style-name="Preformatted_20_Text"><text:span text:style-name="Source_20_Text"><text:s text:c="2"/>- 13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- docker</text:span></text:p>
      <text:p text:style-name="Preformatted_20_Text"/>
      <text:p text:style-name="Preformatted_20_Text"><text:span text:style-name="Source_20_Text"># Pre-testing installs</text:span></text:p>
      <text:p text:style-name="Preformatted_20_Text"><text:span text:style-name="Source_20_Text">install:</text:span></text:p>
      <text:p text:style-name="Preformatted_20_Text"><text:span text:style-name="Source_20_Text"><text:s text:c="2"/>- echo "nothing needs to be installed"</text:span></text:p>
      <text:p text:style-name="Preformatted_20_Text"/>
      <text:p text:style-name="Preformatted_20_Text"><text:span text:style-name="Source_20_Text"># Scripts to be run such as tests</text:span></text:p>
      <text:p text:style-name="Preformatted_20_Text"><text:span text:style-name="Source_20_Text">before_script:</text:span></text:p>
      <text:p text:style-name="Preformatted_20_Text"><text:span text:style-name="Source_20_Text"><text:s text:c="2"/>- echo "no tests"</text:span></text:p>
      <text:p text:style-name="Preformatted_20_Text"/>
      <text:p text:style-name="Preformatted_20_Text"><text:span text:style-name="Source_20_Text">script:</text:span></text:p>
      <text:p text:style-name="Preformatted_20_Text"><text:span text:style-name="Source_20_Text"><text:s text:c="2"/>- docker --version # print the version for logging</text:span></text:p>
      <text:p text:style-name="Preformatted_20_Text"><text:span text:style-name="Source_20_Text"><text:s text:c="2"/>- docker build -t simple-node .</text:span></text:p>
      <text:p text:style-name="Preformatted_20_Text"><text:span text:style-name="Source_20_Text"><text:s text:c="2"/>- docker tag simple-node YOUR_DOCKER_HUB/simple-node:latest</text:span></text:p>
      <text:p text:style-name="Preformatted_20_Text"/>
      <text:p text:style-name="Preformatted_20_Text"><text:span text:style-name="Source_20_Text">after_success:</text:span></text:p>
      <text:p text:style-name="Preformatted_20_Text"><text:soft-page-break/><text:span text:style-name="Source_20_Text"><text:s text:c="2"/>- echo "$DOCKER_PASSWORD" | docker login -u "$DOCKER_USERNAME" --password-stdin</text:span></text:p>
      <text:p text:style-name="P13"><text:span text:style-name="Source_20_Text"><text:s text:c="2"/>- docker push YOUR_DOCKER_HUB/simple-node</text:span></text:p>
      <text:p text:style-name="P9">////////////////////////////////////////////////////////////////////////////////////</text:p>
      <text:p text:style-name="P9"/>
      <text:p text:style-name="P9"><text:tab/><text:tab/><text:tab/><text:span text:style-name="T8">Kubernetes</text:span></text:p>
      <text:h text:style-name="P10" text:outline-level="3"><text:bookmark text:name="key-points"/>Key Points</text:h>
      <text:list xml:id="list3840011679" text:style-name="L2">
        <text:list-item>
          <text:p text:style-name="P18">AWS EKS is a service that we can use to set up Kubernetes.</text:p>
        </text:list-item>
        <text:list-item>
          <text:p text:style-name="P18">The <text:span text:style-name="Source_20_Text">deployment.yaml</text:span> file is used to specify how our pods should be created.</text:p>
        </text:list-item>
        <text:list-item>
          <text:p text:style-name="P18">The <text:span text:style-name="Source_20_Text">service.yaml</text:span> file is used to specify how our pods are exposed. </text:p>
        </text:list-item>
      </text:list>
      <text:p text:style-name="P9">////////////////////<text:span text:style-name="T9">deployment.yaml///////////////////////</text:span></text:p>
      <text:p text:style-name="P11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app: my-app</text:span></text:p>
      <text:p text:style-name="Preformatted_20_Text"><text:span text:style-name="Source_20_Text">spec:</text:span></text:p>
      <text:p text:style-name="Preformatted_20_Text"><text:span text:style-name="Source_20_Text"><text:s text:c="2"/>replicas: 2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my-app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my-app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simple-node</text:span></text:p>
      <text:p text:style-name="Preformatted_20_Text"><text:span text:style-name="Source_20_Text"><text:s text:c="8"/>image: YOUR_DOCKER_HUB/simple-node</text:span></text:p>
      <text:p text:style-name="Preformatted_20_Text"><text:span text:style-name="Source_20_Text"><text:s text:c="8"/>ports:</text:span></text:p>
      <text:p text:style-name="P13"><text:span text:style-name="Source_20_Text"><text:s text:c="8"/>- containerPort: 80</text:span></text:p>
      <text:p text:style-name="P9">/////////////////////////////////////////////////////////////////</text:p>
      <text:p text:style-name="P9">/////////////////////<text:span text:style-name="T9">service.yaml////////////////////////</text:span></text:p>
      <text:p text:style-name="P11"><text:span text:style-name="Source_20_Text">apiVersion: v1</text:span></text:p>
      <text:p text:style-name="Preformatted_20_Text"><text:span text:style-name="Source_20_Text">kind: Service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run: my-app</text:span></text:p>
      <text:p text:style-name="Preformatted_20_Text"><text:span text:style-name="Source_20_Text">spec: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2"/>- port: 80</text:span></text:p>
      <text:p text:style-name="Preformatted_20_Text"><text:span text:style-name="Source_20_Text"><text:s text:c="4"/>protocol: TCP</text:span></text:p>
      <text:p text:style-name="Preformatted_20_Text"><text:span text:style-name="Source_20_Text"><text:s text:c="2"/>selector:</text:span></text:p>
      <text:p text:style-name="P13"><text:span text:style-name="Source_20_Text"><text:s text:c="4"/>run: my-app</text:span></text:p>
      <text:p text:style-name="P9">//////////////////////////////////////////////////////</text:p>
      <text:p text:style-name="P15">Commands:</text:p>
      <text:p text:style-name="P12"><text:span text:style-name="Source_20_Text">kubectl apply -f deployment.yaml</text:span></text:p>
      <text:p text:style-name="P15">kubectl get pods → shows pods in the cluster and some metadata</text:p>
      <text:p text:style-name="P15">kubectl describe services → show the services in cluster</text:p>
      <text:p text:style-name="P15">kubectl cluster-info → </text:p>
      <text:p text:style-name="P16">kubectl exec -it podname sh → (connect terminal to pod instance)</text:p>
      <text:p text:style-name="P17"><text:soft-page-break/>kubectl autoscale deployment my-app-2 –cpu-percent=50 –min=1 –max=10 (to autoscal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03:38:54.303393677</meta:creation-date>
    <meta:generator>LibreOffice/6.4.2.2$Linux_X86_64 LibreOffice_project/40$Build-2</meta:generator>
    <dc:date>2020-05-18T01:19:01.657736847</dc:date>
    <meta:editing-duration>P2DT6H28M12S</meta:editing-duration>
    <meta:editing-cycles>17</meta:editing-cycles>
    <meta:document-statistic meta:table-count="0" meta:image-count="0" meta:object-count="0" meta:page-count="3" meta:paragraph-count="93" meta:word-count="361" meta:character-count="2783" meta:non-whitespace-character-count="2385"/>
  </office:meta>
</office:document-meta>
</file>